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181</text:p>
          </table:table-cell>
          <table:table-cell table:style-name="ce1" office:value-type="string">
            <text:p>公文のはじめてのおけいこ</text:p>
            <text:p>ばねの様に線を書く練習、その２</text:p>
          </table:table-cell>
          <table:table-cell table:style-name="ce1" office:value-type="string">
            <text:p>日本将棋連盟「将棋の基礎知識」</text:p>
            <text:p>決着の付け方・王手と詰み・投了</text:p>
          </table:table-cell>
          <table:table-cell table:style-name="ce1" office:value-type="string">
            <text:p>将棋タウン「将棋幼稚園」将棋入門</text:p>
            <text:p>相手の駒を有利に取ることを考え、損をすることの無いようにしよう。これで大丈夫とのこと。これが出来ればどれぐらいの棋力なんだろう。とりあえず、頂点目指して突き進みます。</text:p>
          </table:table-cell>
          <table:table-cell table:style-name="ce1" office:value-type="string">
            <text:p>練習局面課題演習　Ｋ－ｓｈｏｇｉ　レベル２　１周目　第１問</text:p>
            <text:p>０．０００２０％　－４０７８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182</text:p>
          </table:table-cell>
          <table:table-cell table:style-name="ce1" office:value-type="string">
            <text:p>公文のはじめてのおけいこ</text:p>
            <text:p>ばねの応用。スケートの軌跡を描く。</text:p>
          </table:table-cell>
          <table:table-cell table:style-name="ce1" office:value-type="string">
            <text:p>日本将棋連盟「将棋の基礎知識」</text:p>
            <text:p>反則について</text:p>
          </table:table-cell>
          <table:table-cell table:style-name="ce1" office:value-type="string">
            <text:p>将棋タウン「将棋幼稚園」将棋入門</text:p>
            <text:p>駒の価値の確認。玉を除いて、飛車・角・金・銀・桂・香・歩の順に価値が高い。価値の低い駒と価値の高い駒との交換を狙おう。</text:p>
          </table:table-cell>
          <table:table-cell table:style-name="ce1" office:value-type="string">
            <text:p>練習局面課題演習　激指１２　９級　標準　１周目　第１問</text:p>
            <text:p>０．０００２０％　－４０７８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183</text:p>
          </table:table-cell>
          <table:table-cell office:value-type="string">
            <text:p>公文のはじめてのおけいこ</text:p>
            <text:p>今度は横にばねの練習～。</text:p>
          </table:table-cell>
          <table:table-cell office:value-type="string">
            <text:p>日本将棋連盟「将棋の基礎知識」</text:p>
            <text:p>実際に指してみる方法・平手と駒落ち・振り駒</text:p>
          </table:table-cell>
          <table:table-cell office:value-type="string">
            <text:p>将棋タウン「将棋幼稚園」将棋入門</text:p>
            <text:p>そうは言っても一番弱いレベルにも勝てませんよね。ということで登場するのが駒落ちというハンディ戦。</text:p>
          </table:table-cell>
          <table:table-cell office:value-type="string">
            <text:p>練習局面課題演習　激指名人戦道場　９級　標準　１周目　第１問</text:p>
            <text:p>０．０００２１％　－４０７８　５７級　たまご</text:p>
            <text:p>基本的な将棋のコツなんかも概略を学びましたね。各種専門書で詳細事項を徹底的に学んでいきます。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184</text:p>
          </table:table-cell>
          <table:table-cell table:style-name="ce1" office:value-type="string">
            <text:p>公文のはじめてのおけいこ</text:p>
            <text:p>上に丸く描いたり下に丸く描いたり。</text:p>
          </table:table-cell>
          <table:table-cell table:style-name="ce1" office:value-type="string">
            <text:p>日本将棋連盟「将棋の基礎知識」</text:p>
            <text:p>プロ棋界</text:p>
          </table:table-cell>
          <table:table-cell table:style-name="ce1" office:value-type="string">
            <text:p>将棋タウン「将棋幼稚園」将棋入門</text:p>
            <text:p>駒落ちとは強い人がいくつか駒を抜いて戦う事。</text:p>
          </table:table-cell>
          <table:table-cell table:style-name="ce1" office:value-type="string">
            <text:p>練習局面課題演習　激指定跡道場４　指導対局　９級　竹俣紅　１周目　第１問</text:p>
            <text:p>０．０００２１％　－４０７８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185</text:p>
          </table:table-cell>
          <table:table-cell table:style-name="ce1" office:value-type="string">
            <text:p>公文のはじめてのおけいこ</text:p>
            <text:p>ウォータースライダーの軌跡。くるくる回る所が多いですね。</text:p>
          </table:table-cell>
          <table:table-cell table:style-name="ce1" office:value-type="string">
            <text:p>日本将棋連盟「将棋の基礎知識」</text:p>
            <text:p>女流棋界</text:p>
          </table:table-cell>
          <table:table-cell table:style-name="ce1" office:value-type="string">
            <text:p>将棋タウン「将棋幼稚園」将棋入門</text:p>
            <text:p>六枚落ち。飛車角桂香が相手に無い。しかし、もっと緩い手合いでやってもいいと思う。</text:p>
          </table:table-cell>
          <table:table-cell table:style-name="ce1" office:value-type="string">
            <text:p>練習局面課題演習　激指１３　９級　標準　１周目　第１問</text:p>
            <text:p>０．０００２１％　－４０７８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186</text:p>
          </table:table-cell>
          <table:table-cell table:style-name="ce1" office:value-type="string">
            <text:p>公文のはじめてのおけいこ</text:p>
            <text:p>くるっと回る練習。</text:p>
          </table:table-cell>
          <table:table-cell table:style-name="ce1" office:value-type="string">
            <text:p>日本将棋連盟「将棋の基礎知識」</text:p>
            <text:p>アマチュア棋界</text:p>
          </table:table-cell>
          <table:table-cell table:style-name="ce1" office:value-type="string">
            <text:p>将棋タウン「将棋幼稚園」将棋入門</text:p>
            <text:p>緩い手合いに勝てたら徐々に厳しい手合いへステップアップ。最終的には互角の勝負、平手戦へと移っていく。</text:p>
          </table:table-cell>
          <table:table-cell table:style-name="ce1" office:value-type="string">
            <text:p>練習局面課題演習　激指１４　９級　標準　１周目　第１問</text:p>
            <text:p>０．０００２１％　－４０７８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187</text:p>
          </table:table-cell>
          <table:table-cell table:style-name="ce1" office:value-type="string">
            <text:p>公文のはじめてのおけいこ</text:p>
            <text:p>ハードカバーの本の輪郭を辿る。運筆としてはちょっと難しめなのかも。今後の文字の書き取りや図工・美術に向けての準備運動ですね。</text:p>
          </table:table-cell>
          <table:table-cell table:style-name="ce1" office:value-type="string">
            <text:p>日本将棋連盟「将棋の基礎知識」</text:p>
            <text:p>段と級</text:p>
          </table:table-cell>
          <table:table-cell table:style-name="ce1" office:value-type="string">
            <text:p>将棋タウン「将棋幼稚園」将棋入門</text:p>
            <text:p>人間と相対して指す事が将棋の面白さ。なるほどー。</text:p>
          </table:table-cell>
          <table:table-cell table:style-name="ce1" office:value-type="string">
            <text:p>練習局面課題演習　激指定跡道場４　９級　標準　１周目　第１問</text:p>
            <text:p>０．０００２１％　－４０７８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8</text:p>
          </table:table-cell>
          <table:table-cell table:style-name="ce1" office:value-type="string">
            <text:p>188</text:p>
          </table:table-cell>
          <table:table-cell office:value-type="string">
            <text:p>公文のはじめてのおけいこ</text:p>
            <text:p>徐々に記号のなぞり書きに移っていきます。最初は「し」のような記号。</text:p>
          </table:table-cell>
          <table:table-cell office:value-type="string">
            <text:p>将棋タウン「将棋幼稚園」将棋入門</text:p>
            <text:p>将棋というゲーム</text:p>
          </table:table-cell>
          <table:table-cell office:value-type="string">
            <text:p>将棋タウン「将棋幼稚園」将棋入門</text:p>
            <text:p>まずはルールを覚えて遊ぶ楽しさを味わおう。</text:p>
          </table:table-cell>
          <table:table-cell office:value-type="string">
            <text:p>練習局面課題演習　激指１５　９級　標準　１周目　第１問</text:p>
            <text:p>０．０００２１％　－４０７７　５７級　たまご</text:p>
            <text:p>将棋を指す準備が次第に整いつつある印象ですね。まだまだ入門講義は沢山ありますが、一つずつしっかり消化していきたいと思います。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9</text:p>
          </table:table-cell>
          <table:table-cell table:style-name="ce1" office:value-type="string">
            <text:p>189</text:p>
          </table:table-cell>
          <table:table-cell table:style-name="ce1" office:value-type="string">
            <text:p>公文のはじめてのおけいこ</text:p>
            <text:p>続いては「つ」のような記号。少しずつ平仮名に近付いてきました。</text:p>
          </table:table-cell>
          <table:table-cell table:style-name="ce1" office:value-type="string">
            <text:p>将棋タウン「将棋幼稚園」将棋入門</text:p>
            <text:p>駒の動かし方</text:p>
          </table:table-cell>
          <table:table-cell table:style-name="ce1" office:value-type="string">
            <text:p>将棋タウン「将棋幼稚園」将棋入門</text:p>
            <text:p>最後に、打ち歩詰め・千日手・持将棋について学習。これでルールは全部だ。</text:p>
          </table:table-cell>
          <table:table-cell table:style-name="ce1" office:value-type="string">
            <text:p>練習局面課題演習　激指１５　指導対局　９級　香川愛生　１周目　第１問</text:p>
            <text:p>０．０００２１％　－４０７７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10</text:p>
          </table:table-cell>
          <table:table-cell table:style-name="ce1" office:value-type="string">
            <text:p>190</text:p>
          </table:table-cell>
          <table:table-cell table:style-name="ce1" office:value-type="string">
            <text:p>公文のはじめてのおけいこ</text:p>
            <text:p>マジックハンドの折れる線の練習。</text:p>
          </table:table-cell>
          <table:table-cell table:style-name="ce1" office:value-type="string">
            <text:p>将棋タウン「将棋幼稚園」将棋入門</text:p>
            <text:p>成りについて</text:p>
          </table:table-cell>
          <table:table-cell table:style-name="ce1" office:value-type="string">
            <text:p>将棋タウン「将棋幼稚園」将棋入門</text:p>
            <text:p>将棋には、最後に歩を打って玉を詰めてはならないという「打ち歩詰め禁止」のルールがある。</text:p>
          </table:table-cell>
          <table:table-cell table:style-name="ce1" office:value-type="string">
            <text:p>練習局面課題演習　Ｋ－ｓｈｏｇｉ　レベル３　１周目　第１問</text:p>
            <text:p>０．０００２１％　－４０７７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11</text:p>
          </table:table-cell>
          <table:table-cell table:style-name="ce1" office:value-type="string">
            <text:p>191</text:p>
          </table:table-cell>
          <table:table-cell table:style-name="ce3" office:value-type="string">
            <text:p>公文のはじめてのおけいこ</text:p>
            <text:p>「く」の字の練習。マジックハンドはこの前哨戦だったわけかー。</text:p>
          </table:table-cell>
          <table:table-cell table:style-name="ce1" office:value-type="string">
            <text:p>将棋タウン「将棋幼稚園」将棋入門</text:p>
            <text:p>取る・打つ・打った駒の成り</text:p>
          </table:table-cell>
          <table:table-cell table:style-name="ce1" office:value-type="string">
            <text:p>将棋タウン「将棋幼稚園」将棋入門</text:p>
            <text:p>打ち歩詰めの例。もともと歩が盤上にあれば、それを突いて詰ますことはできる。</text:p>
          </table:table-cell>
          <table:table-cell table:style-name="ce1" office:value-type="string">
            <text:p>練習局面課題演習　銀星将棋９　レベル１７　１周目　第１問</text:p>
            <text:p>０．０００２１％　－４０７７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 table:number-rows-repeated="4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5" table:number-rows-repeated="2">
          <table:table-cell table:style-name="ce1" table:number-columns-repeated="24"/>
          <table:table-cell table:number-columns-repeated="1000"/>
        </table:table-row>
        <table:table-row table:style-name="ro5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5" table:number-rows-repeated="151">
          <table:table-cell table:style-name="ce1" table:number-columns-repeated="24"/>
          <table:table-cell table:number-columns-repeated="1000"/>
        </table:table-row>
        <table:table-row table:style-name="ro5" table:number-rows-repeated="104840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2022/04/02</text:date>, <text:time>21:2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1H14M6S</meta:editing-duration>
    <meta:editing-cycles>74</meta:editing-cycles>
    <meta:generator>OpenOffice/4.1.6$Win32 OpenOffice.org_project/416m1$Build-9790</meta:generator>
    <dc:date>2022-04-02T21:26:09.53</dc:date>
    <meta:document-statistic meta:table-count="1" meta:cell-count="72" meta:object-count="0"/>
    <meta:user-defined meta:name="Info 1"/>
    <meta:user-defined meta:name="Info 2"/>
    <meta:user-defined meta:name="Info 3"/>
    <meta:user-defined meta:name="Info 4"/>
  </office:meta>
</office:document-meta>
</file>